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c079b" officeooo:paragraph-rsid="001fb86c"/>
    </style:style>
    <style:style style:name="P13" style:family="paragraph" style:parent-style-name="Standard">
      <style:text-properties officeooo:rsid="000d7b4a" officeooo:paragraph-rsid="000d7b4a"/>
    </style:style>
    <style:style style:name="P14" style:family="paragraph" style:parent-style-name="Standard">
      <style:text-properties officeooo:rsid="000eae18" officeooo:paragraph-rsid="000eae18"/>
    </style:style>
    <style:style style:name="P15" style:family="paragraph" style:parent-style-name="Standard">
      <style:text-properties officeooo:rsid="000fa8b8" officeooo:paragraph-rsid="000fa8b8"/>
    </style:style>
    <style:style style:name="P16" style:family="paragraph" style:parent-style-name="Standard">
      <style:text-properties fo:font-weight="bold" officeooo:rsid="00077c56" officeooo:paragraph-rsid="00077c56" style:font-weight-asian="bold" style:font-weight-complex="bold"/>
    </style:style>
    <style:style style:name="P17" style:family="paragraph" style:parent-style-name="Standard">
      <style:text-properties fo:font-weight="bold" officeooo:rsid="00077c56" officeooo:paragraph-rsid="001ccee4" style:font-weight-asian="bold" style:font-weight-complex="bold"/>
    </style:style>
    <style:style style:name="P18" style:family="paragraph" style:parent-style-name="Standard">
      <style:text-properties fo:font-weight="bold" officeooo:rsid="000c079b" officeooo:paragraph-rsid="000c079b" style:font-weight-asian="bold" style:font-weight-complex="bold"/>
    </style:style>
    <style:style style:name="P19" style:family="paragraph" style:parent-style-name="Standard">
      <style:text-properties fo:font-weight="bold" officeooo:rsid="00102ceb" officeooo:paragraph-rsid="00102ceb" style:font-weight-asian="bold" style:font-weight-complex="bold"/>
    </style:style>
    <style:style style:name="P20" style:family="paragraph" style:parent-style-name="Standard">
      <style:text-properties fo:font-weight="bold" officeooo:rsid="00131b2c" officeooo:paragraph-rsid="00131b2c" style:font-weight-asian="bold" style:font-weight-complex="bold"/>
    </style:style>
    <style:style style:name="P21" style:family="paragraph" style:parent-style-name="Standard">
      <style:text-properties fo:font-weight="bold" officeooo:rsid="0015bdbc" officeooo:paragraph-rsid="0015bdbc" style:font-weight-asian="bold" style:font-weight-complex="bold"/>
    </style:style>
    <style:style style:name="P22" style:family="paragraph" style:parent-style-name="Standard">
      <style:text-properties fo:font-weight="bold" officeooo:rsid="0015bdbc" officeooo:paragraph-rsid="001fb86c" style:font-weight-asian="bold" style:font-weight-complex="bold"/>
    </style:style>
    <style:style style:name="P23" style:family="paragraph" style:parent-style-name="Standard">
      <style:text-properties fo:font-weight="bold" officeooo:rsid="00089384" officeooo:paragraph-rsid="00089384" style:font-weight-asian="bold" style:font-weight-complex="bold"/>
    </style:style>
    <style:style style:name="P24" style:family="paragraph" style:parent-style-name="Standard">
      <style:text-properties fo:font-weight="bold" officeooo:rsid="001e834c" officeooo:paragraph-rsid="001e834c" style:font-weight-asian="bold" style:font-weight-complex="bold"/>
    </style:style>
    <style:style style:name="P25" style:family="paragraph" style:parent-style-name="Table_20_Contents">
      <style:text-properties fo:font-weight="bold" officeooo:rsid="00186583" officeooo:paragraph-rsid="00186583" style:font-weight-asian="bold" style:font-weight-complex="bold"/>
    </style:style>
    <style:style style:name="P26" style:family="paragraph" style:parent-style-name="Standard">
      <style:text-properties officeooo:rsid="0011e89b" officeooo:paragraph-rsid="0011e89b"/>
    </style:style>
    <style:style style:name="P27" style:family="paragraph" style:parent-style-name="Standard">
      <style:text-properties officeooo:rsid="001231a2" officeooo:paragraph-rsid="001231a2"/>
    </style:style>
    <style:style style:name="P28" style:family="paragraph" style:parent-style-name="Standard">
      <style:text-properties officeooo:rsid="001231a2" officeooo:paragraph-rsid="0012510c"/>
    </style:style>
    <style:style style:name="P29" style:family="paragraph" style:parent-style-name="Standard">
      <style:text-properties officeooo:rsid="00102ceb" officeooo:paragraph-rsid="00102ceb"/>
    </style:style>
    <style:style style:name="P30" style:family="paragraph" style:parent-style-name="Standard">
      <style:text-properties officeooo:rsid="00131b2c" officeooo:paragraph-rsid="00131b2c"/>
    </style:style>
    <style:style style:name="P31" style:family="paragraph" style:parent-style-name="Standard">
      <style:text-properties officeooo:rsid="00143fa0" officeooo:paragraph-rsid="00143fa0"/>
    </style:style>
    <style:style style:name="P32" style:family="paragraph" style:parent-style-name="Standard">
      <style:text-properties officeooo:rsid="0015bdbc" officeooo:paragraph-rsid="0015bdbc"/>
    </style:style>
    <style:style style:name="P33" style:family="paragraph" style:parent-style-name="Standard">
      <style:text-properties officeooo:rsid="0017bd44" officeooo:paragraph-rsid="0017bd44"/>
    </style:style>
    <style:style style:name="P34" style:family="paragraph" style:parent-style-name="Standard">
      <style:text-properties officeooo:rsid="000d7348" officeooo:paragraph-rsid="001b058c"/>
    </style:style>
    <style:style style:name="P35" style:family="paragraph" style:parent-style-name="Standard">
      <style:text-properties officeooo:rsid="001e834c" officeooo:paragraph-rsid="001e834c"/>
    </style:style>
    <style:style style:name="P36" style:family="paragraph" style:parent-style-name="Standard">
      <style:text-properties fo:font-weight="normal" officeooo:rsid="001e834c" officeooo:paragraph-rsid="001e834c" style:font-weight-asian="normal" style:font-weight-complex="normal"/>
    </style:style>
    <style:style style:name="P37" style:family="paragraph" style:parent-style-name="Standard">
      <style:text-properties fo:font-weight="normal" officeooo:rsid="001fb86c" officeooo:paragraph-rsid="001fb86c" style:font-weight-asian="normal" style:font-weight-complex="normal"/>
    </style:style>
    <style:style style:name="P38" style:family="paragraph" style:parent-style-name="Table_20_Contents">
      <style:text-properties officeooo:rsid="00186583" officeooo:paragraph-rsid="00186583"/>
    </style:style>
    <style:style style:name="P39" style:family="paragraph" style:parent-style-name="Heading_20_1">
      <style:paragraph-properties fo:break-before="page"/>
    </style:style>
    <style:style style:name="P40" style:family="paragraph" style:parent-style-name="Standard" style:list-style-name="L1">
      <style:text-properties officeooo:rsid="001ccee4" officeooo:paragraph-rsid="001ccee4"/>
    </style:style>
    <style:style style:name="P41" style:family="paragraph" style:parent-style-name="Standard" style:list-style-name="L1">
      <style:text-properties officeooo:rsid="001d0b01" officeooo:paragraph-rsid="001d0b01"/>
    </style:style>
    <style:style style:name="P42" style:family="paragraph" style:parent-style-name="Standard" style:list-style-name="L2">
      <style:text-properties officeooo:rsid="001d0b01" officeooo:paragraph-rsid="001d0b01"/>
    </style:style>
    <style:style style:name="P43" style:family="paragraph" style:parent-style-name="Standard" style:list-style-name="L2">
      <style:text-properties officeooo:rsid="00089384" officeooo:paragraph-rsid="00089384"/>
    </style:style>
    <style:style style:name="P44" style:family="paragraph" style:parent-style-name="Standard" style:list-style-name="L2">
      <style:text-properties officeooo:rsid="001d70ff" officeooo:paragraph-rsid="001d70ff"/>
    </style:style>
    <style:style style:name="P45" style:family="paragraph" style:parent-style-name="Standard" style:list-style-name="L3">
      <style:text-properties officeooo:rsid="001231a2" officeooo:paragraph-rsid="001231a2"/>
    </style:style>
    <style:style style:name="P46" style:family="paragraph" style:parent-style-name="Standard" style:list-style-name="L4">
      <style:text-properties officeooo:rsid="001231a2" officeooo:paragraph-rsid="001231a2"/>
    </style:style>
    <style:style style:name="P47" style:family="paragraph" style:parent-style-name="Standard" style:list-style-name="L3">
      <style:text-properties officeooo:rsid="0021fa82" officeooo:paragraph-rsid="0021fa82"/>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style:style style:name="T19" style:family="text">
      <style:text-properties officeooo:rsid="00208d91"/>
    </style:style>
    <style:style style:name="T20" style:family="text">
      <style:text-properties officeooo:rsid="0021fa8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16"/>
      <text:p text:style-name="Title"/>
      <text:p text:style-name="P39">Was ist das?</text:p>
      <text:p text:style-name="P1"/>
      <text:p text:style-name="P2">Ein verteiltes System zur Steuerung einer Modellbahnanlage. </text:p>
      <text:p text:style-name="P2"/>
      <text:p text:style-name="P23">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4">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4"/>
      <text:p text:style-name="P34">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4">In der Config-Datei, <text:span text:style-name="T4">welche json-encodiert ist, sind sämtliche nötigen Einstellungen z.B. Datenbankanbindung, Port usw. hinterlegt. Eine Beispieldatei befindet sich in diesem Verzeichnis.</text:span></text:p>
      <text:p text:style-name="P14"/>
      <text:p text:style-name="P26">Für den Betrieb des moba-server wird einen MySQL-Datenbank mit den in der SQL-Datei beschriebenen Aufbau benötigt.</text:p>
      <text:p text:style-name="Heading_20_3"><text:soft-page-break/>Aufbau des Programms</text:p>
      <text:p text:style-name="P6"/>
      <text:p text:style-name="P17">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1475607107" text:style-name="L1">
        <text:list-item>
          <text:p text:style-name="P40">Application: <text:tab/>Abstrakte Klasse welche die Applikation mit Versionnummer und Builddate <text:tab/><text:tab/><text:tab/><text:tab/>beschreibt.</text:p>
        </text:list-item>
        <text:list-item>
          <text:p text:style-name="P40">Main: <text:tab/><text:tab/>Initialisert die Klasse ServerApplication und startet das Programm mittels der <text:tab/><text:tab/><text:tab/><text:tab/>Methode run.</text:p>
        </text:list-item>
        <text:list-item>
          <text:p text:style-name="P41">ServerApplication: Konkretisiert die Klasse Application</text:p>
        </text:list-item>
      </text:list>
      <text:p text:style-name="P1"/>
      <text:p text:style-name="P23">Package com:</text:p>
      <text:p text:style-name="P7">Enthält Klassen für die Kommunikation.</text:p>
      <text:p text:style-name="P7"/>
      <text:p text:style-name="P7"/>
      <text:list xml:id="list1960572032" text:style-name="L2">
        <text:list-item>
          <text:p text:style-name="P43">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42">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44">Dispatcher:<text:tab/>Verwaltet sämtliche Endpoints und versendet an diese ggf. die Nachrichten</text:p>
        </text:list-item>
      </text:list>
      <text:p text:style-name="P7"/>
      <text:p text:style-name="P24">Package datatypes:</text:p>
      <text:p text:style-name="P35">Beinhaltet im wesentlichen die Enumeration und Datentype<text:span text:style-name="T19">n</text:span> (structs) der in der DazA-Datei beschriebenen Nachrichtenaufbau. Sämtliche Enumerationen und Klassen haben das Interface JSONToStringI implementiert um die Objekte einfach nach Json zu konvertieren.</text:p>
      <text:p text:style-name="P35"/>
      <text:p text:style-name="P7"/>
      <text:p text:style-name="P24">Package json:</text:p>
      <text:p text:style-name="P36">Beinhaltet Klassen zum en- und decodieren von JSON-Strings sowie StreamReader Implemtationen um direkt vom socket oder einer Datei zu lesen bzw. zu schreiben.</text:p>
      <text:p text:style-name="P7"/>
      <text:p text:style-name="P24">Package messagehandler:</text:p>
      <text:p text:style-name="P35">Beinhaltet die einzelnen Nachrichten-Hanlder die für die jeweiligen Nachrichtengruppen eine Nachrichtenklasse bereitstellen und in der Klasse ApplicationServer Initialisiert werden.</text:p>
      <text:p text:style-name="P7"/>
      <text:p text:style-name="P7"/>
      <text:p text:style-name="P13">Abhängigkeiten:</text:p>
      <text:p text:style-name="P15">mariadb-java-client-1.5.8.jar</text:p>
      <text:p text:style-name="P9"/>
      <text:p text:style-name="Heading_20_2">Moba-clients</text:p>
      <text:p text:style-name="P9"/>
      <text:p text:style-name="P22">Allgemein</text:p>
      <text:p text:style-name="P37">für die Ausführung der einzelnen Clients muss zunächst die Bibliothek moba-common kompiliert und installiert werden.</text:p>
      <text:p text:style-name="P12"><text:soft-page-break/></text:p>
      <text:p text:style-name="P9"/>
      <text:p text:style-name="P19">moba-common</text:p>
      <text:p text:style-name="P29">von allen Clients benutzte Bibliothek. <text:span text:style-name="T5">Die Bibliothek beinhaltet u.a.</text:span></text:p>
      <text:list xml:id="list2421996629" text:style-name="L3">
        <text:list-item>
          <text:p text:style-name="P45">IPC-Klasse zum Nachrichtenaustausch <text:span text:style-name="T20">zwischen Applikationen</text:span></text:p>
        </text:list-item>
        <text:list-item>
          <text:p text:style-name="P47">INI-Klasse zum lesen und schreiben von Konfigurationsdateien</text:p>
        </text:list-item>
        <text:list-item>
          <text:p text:style-name="P45">MessageEndpoint-Klasse für den Nachrichtenaustausch mit dem App-Server</text:p>
        </text:list-item>
        <text:list-item>
          <text:p text:style-name="P45"/>
          <text:p text:style-name="P45"/>
        </text:list-item>
      </text:list>
      <text:p text:style-name="P27">Die Bibliothek kann mit </text:p>
      <text:p text:style-name="P28"><text:tab/></text:p>
      <text:p text:style-name="P28"><text:tab/>autoreconf -i</text:p>
      <text:p text:style-name="P27"><text:tab/>configure</text:p>
      <text:p text:style-name="P27"><text:tab/>make</text:p>
      <text:p text:style-name="P27"><text:tab/>sudo make install</text:p>
      <text:p text:style-name="P9"/>
      <text:p text:style-name="P27">erstellt werden <text:span text:style-name="T6">und installiert werden. </text:span></text:p>
      <text:p text:style-name="P9"/>
      <text:p text:style-name="P11"/>
      <text:p text:style-name="P20">moba-tester</text:p>
      <text:p text:style-name="P31">Dient vorrangig zum Testen des App-Server. Mit dem Client können sämtliche Nachrichten zum Server gesendet werden. Empfangene Nachrichten werden entsprechend dargestellt.</text:p>
      <text:p text:style-name="P30"/>
      <text:p text:style-name="P32">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1">moba-systemmanager</text:p>
      <text:p text:style-name="P32">Client um den Applikation-Server zu steuern. </text:p>
      <text:p text:style-name="P32"/>
      <text:p text:style-name="P32"><text:span text:style-name="T18">Der </text:span>Tab „Active Apps“ enthält eine Auflistung sämtlicher mit dem Server verbundenen Clients welche mittels rechts-click neugestartet werden können.</text:p>
      <text:p text:style-name="P32"/>
      <text:p text:style-name="P32">Der Tab „Server Data“ enthält sämtliche Informationen über den Application-Server <text:span text:style-name="T7">wie z.B. Versionsnummer, Laufzeit, Startzeit, Host-Betriebssystem usw.</text:span></text:p>
      <text:p text:style-name="P33"/>
      <text:p text:style-name="P33">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32"/>
      <text:p text:style-name="P33">Der Tab „Notice Logger“ enthält sämtliche Informationsmeldungen </text:p>
      <text:p text:style-name="P32"/>
      <text:p text:style-name="P11"/>
      <text:p text:style-name="P18">ToDo</text:p>
      <text:list xml:id="list611693559" text:style-name="L4">
        <text:list-item>
          <text:p text:style-name="P46">Nachrichten mit jeweilgen Gruppenpräfix versehen und Enumeration aufteilen</text:p>
        </text:list-item>
        <text:list-item>
          <text:p text:style-name="P46">Cpp-Bibliothek in mehrere Bibliotheken aufteilen</text:p>
        </text:list-item>
        <text:list-item>
          <text:p text:style-name="P46">Unit-Test schreiben</text:p>
        </text:list-item>
      </text:list>
      <text:p text:style-name="P10"/>
      <text:p text:style-name="P1"><text:soft-page-break/></text:p>
      <text:p text:style-name="P16">Abkürzungen <text:span text:style-name="T8">und Begrifflichkeiten</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25">Abkürzung / Begriff</text:p>
          </table:table-cell>
          <table:table-cell table:style-name="Table1.A1" office:value-type="string">
            <text:p text:style-name="P25">Beschreibung</text:p>
          </table:table-cell>
          <table:table-cell table:style-name="Table1.C1" office:value-type="string">
            <text:p text:style-name="P25">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8">Hardware</text:p>
          </table:table-cell>
          <table:table-cell table:style-name="Table1.A2" office:value-type="string">
            <text:p text:style-name="P38">Gesamt<text:span text:style-name="T9">heit der Anlage</text:span></text:p>
          </table:table-cell>
          <table:table-cell table:style-name="Table1.C2" office:value-type="string">
            <text:p text:style-name="P38">Deckenleuchten, Monitore, CS2</text:p>
          </table:table-cell>
        </table:table-row>
        <table:table-row>
          <table:table-cell table:style-name="Table1.A2" office:value-type="string">
            <text:p text:style-name="P38">Interface</text:p>
          </table:table-cell>
          <table:table-cell table:style-name="Table1.A2" office:value-type="string">
            <text:p text:style-name="P38">Schnittstelle zwischen CS2 und PC</text:p>
          </table:table-cell>
          <table:table-cell table:style-name="Table1.C2" office:value-type="string">
            <text:p text:style-name="Table_20_Contents"/>
          </table:table-cell>
        </table:table-row>
      </table:table>
      <text:p text:style-name="P1"/>
      <text:p text:style-name="P1"/>
      <text:p text:style-name="P16">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7"><text:a xlink:type="simple" xlink:href="http://json.org/" text:style-name="Internet_20_link" text:visited-style-name="Visited_20_Internet_20_Link">http://json.org</text:a></text:p>
      <text:p text:style-name="P27"/>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Title" style:family="paragraph" style:parent-style-name="Heading" style:class="chapter"/>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4T23:26:42.277205134</meta:creation-date>
    <dc:date>2023-03-30T18:06:13.611955816</dc:date>
    <meta:editing-duration>PT22H41M22S</meta:editing-duration>
    <meta:editing-cycles>25</meta:editing-cycles>
    <meta:generator>LibreOffice/7.3.7.2$Linux_X86_64 LibreOffice_project/30$Build-2</meta:generator>
    <meta:document-statistic meta:table-count="1" meta:image-count="0" meta:object-count="0" meta:page-count="5" meta:paragraph-count="79" meta:word-count="867" meta:character-count="6864" meta:non-whitespace-character-count="6057"/>
  </office:meta>
</office:document-meta>
</file>